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66a" officeooo:paragraph-rsid="001d766a"/>
    </style:style>
    <style:style style:name="P2" style:family="paragraph" style:parent-style-name="Standard">
      <style:text-properties officeooo:paragraph-rsid="001e0db0"/>
    </style:style>
    <style:style style:name="T1" style:family="text">
      <style:text-properties officeooo:rsid="001d766a"/>
    </style:style>
    <style:style style:name="T2" style:family="text">
      <style:text-properties officeooo:rsid="001e0db0"/>
    </style:style>
    <style:style style:name="T3" style:family="text">
      <style:text-properties officeooo:rsid="001f44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mato App Project TODO’s</text:p>
      <text:p text:style-name="P1"/>
      <text:p text:style-name="P1">Hardware<text:line-break/>-Varnish the wood</text:p>
      <text:p text:style-name="P1">- Construct the stand</text:p>
      <text:p text:style-name="P1">- Disassemble the charger</text:p>
      <text:p text:style-name="P1">- Solder charger to pins</text:p>
      <text:p text:style-name="P1">- hot glue gun everything together so it’s secure</text:p>
      <text:p text:style-name="P1"/>
      <text:p text:style-name="P1">Software </text:p>
      <text:p text:style-name="P1">- Plan out complete website page layout.</text:p>
      <text:p text:style-name="P1">- Home page (overview of current status)</text:p>
      <text:p text:style-name="P1">- Charts [Daily/Weekly/Monthly/Yearly]</text:p>
      <text:p text:style-name="P1">- Watering Page (has to be logged in)</text:p>
      <text:p text:style-name="P1"/>
      <text:p text:style-name="P1">- Figure out Auth</text:p>
      <text:p text:style-name="P1">- Restructure random files and folder<text:span text:style-name="T2">s</text:span>.<text:span text:style-name="T2">(idk how I even ended up with two different templates folders)??</text:span></text:p>
      <text:p text:style-name="P1">- Work off github.</text:p>
      <text:p text:style-name="P1"/>
      <text:p text:style-name="P1">- Settings page (for user configuration of what values indicate what wetness, and auto watering thresholds, local time maybe?) disable / enable auto watering.</text:p>
      <text:p text:style-name="P1">- Device status page, wifi strength, uptime? Reboot device. <text:span text:style-name="T3">(behind auth)</text:span></text:p>
      <text:p text:style-name="P1">- Alerts / Logs. Watering events, errors. Disconnects. Add email if possible? <text:span text:style-name="T3">Maybee discord bot for something fun to code. </text:span></text:p>
      <text:p text:style-name="P1">- Sensor calibration settings.</text:p>
      <text:p text:style-name="P2"><text:span text:style-name="T1">- Think about multiple plants in future (handling multiple sensors)<text:line-break/><text:line-break/></text:span><text:span text:style-name="Strong_20_Emphasis">Auth</text:span>: Look into Flask-Login or Flask-Security for handling user sessions.</text:p>
      <text:p text:style-name="P2"/>
      <text:p text:style-name="P2"><text:span text:style-name="T2">THINGS MOSTLY COMPLETE:<text:line-break/></text:span><text:span text:style-name="T1">- Implement Nav bar (including buttons to login)<text:line-break/></text:span><text:lin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w Daniels</meta:initial-creator>
    <meta:creation-date>2025-04-30T09:02:41.204375895</meta:creation-date>
    <dc:date>2025-04-30T17:16:08.530256015</dc:date>
    <dc:creator>Andrew Daniels</dc:creator>
    <meta:editing-duration>PT3M6S</meta:editing-duration>
    <meta:editing-cycles>1</meta:editing-cycles>
    <meta:document-statistic meta:table-count="0" meta:image-count="0" meta:object-count="0" meta:page-count="1" meta:paragraph-count="20" meta:word-count="170" meta:character-count="1073" meta:non-whitespace-character-count="918"/>
    <meta:generator>LibreOffice/7.3.7.2$Linux_X86_64 LibreOffice_project/30$Build-2</meta:generator>
  </office:meta>
</office:document-meta>
</file>